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19e4" officeooo:paragraph-rsid="000319e4"/>
    </style:style>
    <style:style style:name="P2" style:family="paragraph" style:parent-style-name="Standard" style:list-style-name="L1">
      <style:text-properties officeooo:rsid="000319e4" officeooo:paragraph-rsid="000319e4"/>
    </style:style>
    <style:style style:name="P3" style:family="paragraph" style:parent-style-name="Standard" style:list-style-name="L4">
      <style:text-properties officeooo:rsid="000319e4" officeooo:paragraph-rsid="000319e4"/>
    </style:style>
    <style:style style:name="P4" style:family="paragraph" style:parent-style-name="Standard" style:list-style-name="L5">
      <style:text-properties officeooo:rsid="000319e4" officeooo:paragraph-rsid="000319e4"/>
    </style:style>
    <style:style style:name="P5" style:family="paragraph" style:parent-style-name="Standard">
      <style:text-properties officeooo:rsid="0002cfdb" officeooo:paragraph-rsid="000319e4"/>
    </style:style>
    <style:style style:name="P6" style:family="paragraph" style:parent-style-name="Standard" style:list-style-name="L5">
      <style:text-properties officeooo:rsid="0004ba22" officeooo:paragraph-rsid="0004ba22"/>
    </style:style>
    <style:style style:name="P7" style:family="paragraph" style:parent-style-name="Standard" style:list-style-name="L4">
      <style:text-properties officeooo:rsid="0004ba22" officeooo:paragraph-rsid="0004ba22"/>
    </style:style>
    <style:style style:name="P8" style:family="paragraph" style:parent-style-name="Standard">
      <style:text-properties officeooo:rsid="0004ba22" officeooo:paragraph-rsid="0004ba22"/>
    </style:style>
    <style:style style:name="P9" style:family="paragraph" style:parent-style-name="Standard">
      <style:text-properties officeooo:rsid="00068804" officeooo:paragraph-rsid="0004ba22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4ba22" style:font-name-asian="Liberation Serif1" style:font-name-complex="Liberation Serif1"/>
    </style:style>
    <style:style style:name="T3" style:family="text">
      <style:text-properties style:font-name="Liberation Serif" style:font-name-asian="SimSun" style:font-name-complex="Mang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. 54</text:p>
      <text:p text:style-name="P5">Indígenas sin tierra : los ayoreos</text:p>
      <text:p text:style-name="P5"/>
      <text:p text:style-name="P5">CO</text:p>
      <text:p text:style-name="P5"/>
      <text:list xml:id="list757810275246835499" text:style-name="L1">
        <text:list-item>
          <text:p text:style-name="P2">Los indígenas</text:p>
          <text:p text:style-name="P2">Fueron asustados por las excavadoras de los colonos</text:p>
        </text:list-item>
      </text:list>
      <text:p text:style-name="P1"/>
      <text:p text:style-name="P1">Idea del Progreso</text:p>
      <text:list xml:id="list5203174133755148321" text:style-name="L4">
        <text:list-item>
          <text:p text:style-name="P3">Progreso éconómico para los colonos</text:p>
          <text:list>
            <text:list-item>
              <text:p text:style-name="P3"><text:span text:style-name="T1">≠</text:span><text:span text:style-name="T3"> regresión, destrucción</text:span></text:p>
              <text:p text:style-name="P3"><text:span text:style-name="T3">→ naturaleza</text:span></text:p>
              <text:p text:style-name="P3"><text:span text:style-name="T3">los indígenas</text:span></text:p>
            </text:list-item>
          </text:list>
        </text:list-item>
        <text:list-item>
          <text:p text:style-name="P7"><text:span text:style-name="T3">Toma de conciencia</text:span></text:p>
          <text:list>
            <text:list-header>
              <text:p text:style-name="P7"><text:span text:style-name="T3">→ denuncia</text:span></text:p>
              <text:p text:style-name="P7"><text:span text:style-name="T3">→ difusión</text:span></text:p>
            </text:list-header>
          </text:list>
        </text:list-item>
      </text:list>
      <text:p text:style-name="P1"/>
      <text:p text:style-name="P1">Espacios e Intercambios</text:p>
      <text:list xml:id="list4452278373672984052" text:style-name="L5">
        <text:list-item>
          <text:p text:style-name="P4">Conflicto por la tierra</text:p>
          <text:list>
            <text:list-header>
              <text:p text:style-name="P4"><text:span text:style-name="T1">tradicional, indígenas ≠ civilización, « desarrollada »</text:span></text:p>
              <text:p text:style-name="P4"><text:span text:style-name="T1">La selva / el bosque<text:tab/><text:tab/>« el ganado », « los cultivos »</text:span></text:p>
            </text:list-header>
          </text:list>
        </text:list-item>
        <text:list-item>
          <text:p text:style-name="P6"><text:span text:style-name="T1">Toma de conciencia</text:span></text:p>
          <text:list>
            <text:list-header>
              <text:p text:style-name="P6"><text:span text:style-name="T1">→ denuncia</text:span></text:p>
              <text:p text:style-name="P6"><text:span text:style-name="T1">→ difusión</text:span></text:p>
            </text:list-header>
          </text:list>
        </text:list-item>
      </text:list>
      <text:p text:style-name="P8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21:04.696000000</meta:creation-date>
    <dc:date>2018-11-12T10:05:14.520000000</dc:date>
    <meta:editing-duration>PT17M58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0" meta:word-count="90" meta:character-count="451" meta:non-whitespace-character-count="395"/>
  </office:meta>
</office:document-meta>
</file>